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CC00001FF800002C19B9D5C6C1.svm"/>
  <manifest:file-entry manifest:media-type="" manifest:full-path="Pictures/200001030000371F000014AC393C32EC.svm"/>
  <manifest:file-entry manifest:media-type="" manifest:full-path="Pictures/20000D4500006E3E000052F83FC023F0.svm"/>
  <manifest:file-entry manifest:media-type="" manifest:full-path="Pictures/20000048000019BA00001C66B6B2A52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175cm" draw:stroke-linejoin="miter" draw:fill="solid" draw:fill-color="#2e3436"/>
    </style:style>
    <style:style style:name="gr3" style:family="graphic" style:parent-style-name="standard">
      <style:graphic-properties draw:stroke="none" svg:stroke-width="0.148cm" draw:stroke-linejoin="miter" draw:fill="gradient" draw:fill-gradient-name="svggradient16"/>
    </style:style>
    <style:style style:name="gr4" style:family="graphic" style:parent-style-name="standard">
      <style:graphic-properties draw:stroke="none" svg:stroke-width="0.175cm" draw:stroke-linejoin="miter" draw:fill="gradient" draw:fill-gradient-name="svggradient17"/>
    </style:style>
    <style:style style:name="gr5" style:family="graphic" style:parent-style-name="standard">
      <style:graphic-properties draw:stroke="none" svg:stroke-width="0.148cm" draw:stroke-linejoin="miter" draw:fill="solid" draw:fill-color="#565656"/>
    </style:style>
    <style:style style:name="gr6" style:family="graphic" style:parent-style-name="standard">
      <style:graphic-properties draw:stroke="none" svg:stroke-width="0.148cm" draw:stroke-linejoin="miter" draw:fill="gradient" draw:fill-gradient-name="svggradient18" draw:opacity-name="svgopacity18"/>
    </style:style>
    <style:style style:name="gr7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97cm" fo:min-width="2.741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25cm" fo:min-width="2.741cm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61cm" fo:min-width="2.741cm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61cm" fo:min-width="2.741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61cm" fo:min-width="2.741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75cm" fo:min-width="2.741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75cm" fo:min-width="2.741cm"/>
    </style:style>
    <style:style style:name="gr15" style:family="graphic" style:parent-style-name="objectwithoutfill">
      <style:graphic-properties svg:stroke-width="0.1cm" svg:stroke-color="#c01238" draw:marker-start-width="0.35cm" draw:marker-end="Extrémité_20_de_20_ligne_20_1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75cm" fo:min-width="2.741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color="#333333" fo:font-family="'Linux Biolinum O'" style:font-pitch="variable" fo:font-size="20pt" fo:text-shadow="none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color="#c01238" fo:font-family="'Linux Biolinum O'" style:font-pitch="variable" fo:font-size="22pt" fo:text-shadow="none" fo:font-weight="bold" style:font-size-asian="22pt" style:font-weight-asian="bold" style:font-size-complex="22pt" style:font-weight-complex="bold"/>
    </style:style>
    <style:style style:name="T1" style:family="text">
      <style:text-properties fo:color="#333333" fo:font-family="'Linux Biolinum O'" style:font-pitch="variable" fo:font-size="20pt" fo:text-shadow="none" fo:font-weight="bold" style:font-size-asian="20pt" style:font-weight-asian="bold" style:font-size-complex="20pt" style:font-weight-complex="bold"/>
    </style:style>
    <style:style style:name="T2" style:family="text">
      <style:text-properties fo:color="#c01238" fo:font-family="'Linux Biolinum O'" style:font-pitch="variable" fo:font-size="22pt" fo:text-shadow="none" fo:font-weight="bold" style:font-size-asian="22pt" style:font-weight-asian="bold" style:font-size-complex="22pt" style:font-weight-complex="bold"/>
    </style:style>
    <text:list-style style:name="L1">
      <text:list-level-style-bullet text:level="1" text:bullet-char="">
        <style:list-level-properties text:space-before="0.2cm" text:min-label-width="0.5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4cm" text:min-label-width="0.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0.6cm" text:min-label-width="0.5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0.8cm" text:min-label-width="0.5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1cm" text:min-label-width="0.5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1.2cm" text:min-label-width="0.5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1.4cm" text:min-label-width="0.5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1.6cm" text:min-label-width="0.5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.8cm" text:min-label-width="0.5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2cm" text:min-label-width="0.5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cm" svg:height="4.14cm" svg:x="3.875cm" svg:y="3.239cm">
          <draw:image xlink:href="Pictures/200000CC00001FF800002C19B9D5C6C1.svm" xlink:type="simple" xlink:show="embed" xlink:actuate="onLoad">
            <text:p/>
          </draw:image>
        </draw:frame>
        <draw:frame draw:style-name="gr1" draw:text-style-name="P1" draw:layer="layout" svg:width="2.5cm" svg:height="2.76cm" svg:x="4.375cm" svg:y="7.979cm">
          <draw:image xlink:href="Pictures/20000048000019BA00001C66B6B2A52F.svm" xlink:type="simple" xlink:show="embed" xlink:actuate="onLoad">
            <text:p/>
          </draw:image>
        </draw:frame>
        <draw:frame draw:style-name="gr1" draw:text-style-name="P1" draw:layer="layout" svg:width="4cm" svg:height="1.5cm" svg:x="11.375cm" svg:y="2.239cm">
          <draw:image xlink:href="Pictures/200001030000371F000014AC393C32EC.svm" xlink:type="simple" xlink:show="embed" xlink:actuate="onLoad">
            <text:p/>
          </draw:image>
        </draw:frame>
        <draw:frame draw:style-name="gr1" draw:text-style-name="P1" draw:layer="layout" svg:width="3.5cm" svg:height="2.63cm" svg:x="18.875cm" svg:y="3.739cm">
          <draw:image xlink:href="Pictures/20000D4500006E3E000052F83FC023F0.svm" xlink:type="simple" xlink:show="embed" xlink:actuate="onLoad">
            <text:p/>
          </draw:image>
        </draw:frame>
        <draw:g>
          <draw:path draw:style-name="gr2" draw:layer="layout" svg:width="1.985cm" svg:height="0.663cm" svg:x="18.876cm" svg:y="7.245cm" svg:viewBox="0 0 1986 664" svg:d="m1986 332c0 184-445 332-993 332s-993-148-993-332c0-183 444-332 993-332s993 149 993 332z">
            <text:p/>
          </draw:path>
          <draw:path draw:style-name="gr3" draw:layer="layout" svg:width="1.998cm" svg:height="0.911cm" svg:x="18.876cm" svg:y="6.878cm" svg:viewBox="0 0 1999 912" svg:d="m0 0v544h7c-4 12-7 23-7 36 0 183 444 332 993 332s992-149 992-332c0-13-2-24-6-36h6l14-501z">
            <text:p/>
          </draw:path>
          <draw:path draw:style-name="gr4" draw:layer="layout" svg:width="1.998cm" svg:height="0.663cm" svg:x="18.876cm" svg:y="6.579cm" svg:viewBox="0 0 1999 664" svg:d="m1999 341c0 184-458 323-1006 323s-993-148-993-332c0-183 444-332 993-332s1006 158 1006 341z">
            <text:p/>
          </draw:path>
          <draw:path draw:style-name="gr5" draw:layer="layout" svg:width="1.986cm" svg:height="0.326cm" svg:x="18.875cm" svg:y="6.991cm" svg:viewBox="0 0 1987 327" svg:d="m0 0c7 181 450 327 994 327 542 0 983-145 993-325-175 148-553 251-993 251-441 0-820-104-994-253z">
            <text:p/>
          </draw:path>
          <draw:path draw:style-name="gr6" draw:layer="layout" svg:width="1.986cm" svg:height="0.326cm" svg:x="18.875cm" svg:y="6.991cm" svg:viewBox="0 0 1987 327" svg:d="m0 0c7 181 450 327 994 327 542 0 983-145 993-325-3 2-6 4-9 6-62 163-479 289-984 289-510 0-931-127-988-292-2-2-4-3-6-5z">
            <text:p/>
          </draw:path>
          <draw:path draw:style-name="gr5" draw:layer="layout" svg:width="1.971cm" svg:height="0.292cm" svg:x="18.881cm" svg:y="7.54cm" svg:viewBox="0 0 1972 293" svg:d="m0 0c57 165 478 293 988 293 505 0 921-127 984-290-177 145-551 245-984 245-436 0-812-102-988-248z">
            <text:p/>
          </draw:path>
        </draw:g>
        <draw:g>
          <draw:path draw:style-name="gr2" draw:layer="layout" svg:width="1.985cm" svg:height="0.663cm" svg:x="21.476cm" svg:y="7.245cm" svg:viewBox="0 0 1986 664" svg:d="m1986 332c0 184-445 332-993 332s-993-148-993-332c0-183 444-332 993-332s993 149 993 332z">
            <text:p/>
          </draw:path>
          <draw:path draw:style-name="gr3" draw:layer="layout" svg:width="1.998cm" svg:height="0.911cm" svg:x="21.476cm" svg:y="6.878cm" svg:viewBox="0 0 1999 912" svg:d="m0 0v544h7c-4 12-7 23-7 36 0 183 444 332 993 332s992-149 992-332c0-13-2-24-6-36h6l14-501z">
            <text:p/>
          </draw:path>
          <draw:path draw:style-name="gr4" draw:layer="layout" svg:width="1.998cm" svg:height="0.663cm" svg:x="21.476cm" svg:y="6.579cm" svg:viewBox="0 0 1999 664" svg:d="m1999 341c0 184-458 323-1006 323s-993-148-993-332c0-183 444-332 993-332s1006 158 1006 341z">
            <text:p/>
          </draw:path>
          <draw:path draw:style-name="gr5" draw:layer="layout" svg:width="1.986cm" svg:height="0.326cm" svg:x="21.475cm" svg:y="6.991cm" svg:viewBox="0 0 1987 327" svg:d="m0 0c7 181 450 327 994 327 542 0 983-145 993-325-175 148-553 251-993 251-441 0-820-104-994-253z">
            <text:p/>
          </draw:path>
          <draw:path draw:style-name="gr6" draw:layer="layout" svg:width="1.986cm" svg:height="0.326cm" svg:x="21.475cm" svg:y="6.991cm" svg:viewBox="0 0 1987 327" svg:d="m0 0c7 181 450 327 994 327 542 0 983-145 993-325-3 2-6 4-9 6-62 163-479 289-984 289-510 0-931-127-988-292-2-2-4-3-6-5z">
            <text:p/>
          </draw:path>
          <draw:path draw:style-name="gr5" draw:layer="layout" svg:width="1.971cm" svg:height="0.292cm" svg:x="21.481cm" svg:y="7.54cm" svg:viewBox="0 0 1972 293" svg:d="m0 0c57 165 478 293 988 293 505 0 921-127 984-290-177 145-551 245-984 245-436 0-812-102-988-248z">
            <text:p/>
          </draw:path>
        </draw:g>
        <draw:frame draw:style-name="gr1" draw:text-style-name="P1" draw:layer="layout" svg:width="3.5cm" svg:height="2.63cm" svg:x="18.875cm" svg:y="9.039cm">
          <draw:image xlink:href="Pictures/20000D4500006E3E000052F83FC023F0.svm" xlink:type="simple" xlink:show="embed" xlink:actuate="onLoad">
            <text:p/>
          </draw:image>
        </draw:frame>
        <draw:g>
          <draw:path draw:style-name="gr2" draw:layer="layout" svg:width="1.985cm" svg:height="0.663cm" svg:x="18.876cm" svg:y="12.545cm" svg:viewBox="0 0 1986 664" svg:d="m1986 332c0 184-445 332-993 332s-993-148-993-332c0-183 444-332 993-332s993 149 993 332z">
            <text:p/>
          </draw:path>
          <draw:path draw:style-name="gr3" draw:layer="layout" svg:width="1.998cm" svg:height="0.911cm" svg:x="18.876cm" svg:y="12.178cm" svg:viewBox="0 0 1999 912" svg:d="m0 0v544h7c-4 12-7 23-7 36 0 183 444 332 993 332s992-149 992-332c0-13-2-24-6-36h6l14-501z">
            <text:p/>
          </draw:path>
          <draw:path draw:style-name="gr4" draw:layer="layout" svg:width="1.998cm" svg:height="0.663cm" svg:x="18.876cm" svg:y="11.879cm" svg:viewBox="0 0 1999 664" svg:d="m1999 341c0 184-458 323-1006 323s-993-148-993-332c0-183 444-332 993-332s1006 158 1006 341z">
            <text:p/>
          </draw:path>
          <draw:path draw:style-name="gr5" draw:layer="layout" svg:width="1.986cm" svg:height="0.326cm" svg:x="18.875cm" svg:y="12.291cm" svg:viewBox="0 0 1987 327" svg:d="m0 0c7 181 450 327 994 327 542 0 983-145 993-325-175 148-553 251-993 251-441 0-820-104-994-253z">
            <text:p/>
          </draw:path>
          <draw:path draw:style-name="gr6" draw:layer="layout" svg:width="1.986cm" svg:height="0.326cm" svg:x="18.875cm" svg:y="12.291cm" svg:viewBox="0 0 1987 327" svg:d="m0 0c7 181 450 327 994 327 542 0 983-145 993-325-3 2-6 4-9 6-62 163-479 289-984 289-510 0-931-127-988-292-2-2-4-3-6-5z">
            <text:p/>
          </draw:path>
          <draw:path draw:style-name="gr5" draw:layer="layout" svg:width="1.971cm" svg:height="0.292cm" svg:x="18.881cm" svg:y="12.84cm" svg:viewBox="0 0 1972 293" svg:d="m0 0c57 165 478 293 988 293 505 0 921-127 984-290-177 145-551 245-984 245-436 0-812-102-988-248z">
            <text:p/>
          </draw:path>
        </draw:g>
        <draw:g>
          <draw:path draw:style-name="gr2" draw:layer="layout" svg:width="1.985cm" svg:height="0.663cm" svg:x="21.476cm" svg:y="12.545cm" svg:viewBox="0 0 1986 664" svg:d="m1986 332c0 184-445 332-993 332s-993-148-993-332c0-183 444-332 993-332s993 149 993 332z">
            <text:p/>
          </draw:path>
          <draw:path draw:style-name="gr3" draw:layer="layout" svg:width="1.998cm" svg:height="0.911cm" svg:x="21.476cm" svg:y="12.178cm" svg:viewBox="0 0 1999 912" svg:d="m0 0v544h7c-4 12-7 23-7 36 0 183 444 332 993 332s992-149 992-332c0-13-2-24-6-36h6l14-501z">
            <text:p/>
          </draw:path>
          <draw:path draw:style-name="gr4" draw:layer="layout" svg:width="1.998cm" svg:height="0.663cm" svg:x="21.476cm" svg:y="11.879cm" svg:viewBox="0 0 1999 664" svg:d="m1999 341c0 184-458 323-1006 323s-993-148-993-332c0-183 444-332 993-332s1006 158 1006 341z">
            <text:p/>
          </draw:path>
          <draw:path draw:style-name="gr5" draw:layer="layout" svg:width="1.986cm" svg:height="0.326cm" svg:x="21.475cm" svg:y="12.291cm" svg:viewBox="0 0 1987 327" svg:d="m0 0c7 181 450 327 994 327 542 0 983-145 993-325-175 148-553 251-993 251-441 0-820-104-994-253z">
            <text:p/>
          </draw:path>
          <draw:path draw:style-name="gr6" draw:layer="layout" svg:width="1.986cm" svg:height="0.326cm" svg:x="21.475cm" svg:y="12.291cm" svg:viewBox="0 0 1987 327" svg:d="m0 0c7 181 450 327 994 327 542 0 983-145 993-325-3 2-6 4-9 6-62 163-479 289-984 289-510 0-931-127-988-292-2-2-4-3-6-5z">
            <text:p/>
          </draw:path>
          <draw:path draw:style-name="gr5" draw:layer="layout" svg:width="1.971cm" svg:height="0.292cm" svg:x="21.481cm" svg:y="12.84cm" svg:viewBox="0 0 1972 293" svg:d="m0 0c57 165 478 293 988 293 505 0 921-127 984-290-177 145-551 245-984 245-436 0-812-102-988-248z">
            <text:p/>
          </draw:path>
        </draw:g>
        <draw:line draw:style-name="gr7" draw:text-style-name="P1" draw:layer="layout" svg:x1="6.375cm" svg:y1="5.739cm" svg:x2="12.375cm" svg:y2="3.239cm">
          <text:p/>
        </draw:line>
        <draw:line draw:style-name="gr7" draw:text-style-name="P1" draw:layer="layout" svg:x1="20.875cm" svg:y1="4.739cm" svg:x2="12.975cm" svg:y2="3.239cm">
          <text:p/>
        </draw:line>
        <draw:line draw:style-name="gr7" draw:text-style-name="P1" draw:layer="layout" svg:x1="20.875cm" svg:y1="10.239cm" svg:x2="12.675cm" svg:y2="3.239cm">
          <text:p/>
        </draw:line>
        <draw:frame draw:style-name="gr8" draw:text-style-name="P3" draw:layer="layout" svg:width="11.875cm" svg:height="2.666cm" svg:x="2.125cm" svg:y="11.625cm">
          <draw:text-box>
            <text:list text:style-name="L1">
              <text:list-item>
                <text:p text:style-name="P2"><text:span text:style-name="T1">Serveur + Stockage DAS</text:span></text:p>
              </text:list-item>
              <text:list-item>
                <text:p text:style-name="P2"><text:span text:style-name="T1">Une unité logique iSCSI (target) par client</text:span></text:p>
              </text:list-item>
            </text:list>
          </draw:text-box>
        </draw:frame>
        <draw:frame draw:style-name="gr9" draw:text-style-name="P3" draw:layer="layout" svg:width="11cm" svg:height="1.875cm" svg:x="15.5cm" svg:y="14.125cm">
          <draw:text-box>
            <text:list text:style-name="L1">
              <text:list-item>
                <text:p text:style-name="P2"><text:span text:style-name="T1">Client + Stockage DAS</text:span></text:p>
              </text:list-item>
              <text:list-item>
                <text:p text:style-name="P2"><text:span text:style-name="T1">deux unités physiques par poste</text:span></text:p>
              </text:list-item>
            </text:list>
          </draw:text-box>
        </draw:frame>
        <draw:frame draw:style-name="gr10" draw:text-style-name="P4" draw:layer="layout" svg:width="5.375cm" svg:height="2.021cm" svg:x="2.875cm" svg:y="1.554cm">
          <draw:text-box>
            <text:p text:style-name="P1"><text:span text:style-name="T2">targetSrv.raw</text:span></text:p>
            <text:p text:style-name="P1"><text:span text:style-name="T2">192.200.0.12</text:span></text:p>
          </draw:text-box>
        </draw:frame>
        <draw:frame draw:style-name="gr11" draw:text-style-name="P4" draw:layer="layout" svg:width="5.75cm" svg:height="2.021cm" svg:x="17.25cm" svg:y="1.854cm">
          <draw:text-box>
            <text:p text:style-name="P1"><text:span text:style-name="T2">1stInitiator.raw</text:span></text:p>
            <text:p text:style-name="P1"><text:span text:style-name="T2">192.200.0.13</text:span></text:p>
          </draw:text-box>
        </draw:frame>
        <draw:frame draw:style-name="gr12" draw:text-style-name="P4" draw:layer="layout" svg:width="6.125cm" svg:height="2.021cm" svg:x="13.375cm" svg:y="9.375cm">
          <draw:text-box>
            <text:p text:style-name="P1"><text:span text:style-name="T2">2ndInitiator.raw</text:span></text:p>
            <text:p text:style-name="P1"><text:span text:style-name="T2">192.200.0.14</text:span></text:p>
          </draw:text-box>
        </draw:frame>
        <draw:frame draw:style-name="gr13" draw:text-style-name="P4" draw:layer="layout" svg:width="6.875cm" svg:height="1.136cm" svg:x="2.5cm" svg:y="10.489cm">
          <draw:text-box>
            <text:p text:style-name="P1"><text:span text:style-name="T2">targetSrv-disk.raw</text:span></text:p>
          </draw:text-box>
        </draw:frame>
        <draw:frame draw:style-name="gr14" draw:text-style-name="P4" draw:layer="layout" svg:width="7.75cm" svg:height="1.136cm" svg:x="18.925cm" svg:y="7.864cm">
          <draw:text-box>
            <text:p text:style-name="P1"><text:span text:style-name="T2">1stInitiator-disk.raw</text:span></text:p>
          </draw:text-box>
        </draw:frame>
        <draw:path draw:style-name="gr15" draw:text-style-name="P1" draw:layer="layout" svg:width="1.036cm" svg:height="1.631cm" svg:x="3.463cm" svg:y="9.25cm" svg:viewBox="0 0 1037 1632" svg:d="m656 1632c-1673-1171 381-1632 381-1632">
          <text:p/>
        </draw:path>
        <draw:frame draw:style-name="gr16" draw:text-style-name="P4" draw:layer="layout" svg:width="7.75cm" svg:height="1.136cm" svg:x="18.95cm" svg:y="13.05cm">
          <draw:text-box>
            <text:p text:style-name="P1"><text:span text:style-name="T2">2ndInitiator-disk.raw</text:span></text:p>
          </draw:text-box>
        </draw:frame>
        <draw:path draw:style-name="gr15" draw:text-style-name="P1" draw:layer="layout" svg:width="1.881cm" svg:height="1.008cm" svg:x="23.5cm" svg:y="12.491cm" svg:viewBox="0 0 1882 1009" svg:d="m1381 1009c1673-1171-1381-1000-1381-1000">
          <text:p/>
        </draw:path>
        <draw:path draw:style-name="gr15" draw:text-style-name="P1" draw:layer="layout" svg:width="1.657cm" svg:height="1.008cm" svg:x="23.5cm" svg:y="7.241cm" svg:viewBox="0 0 1658 1009" svg:d="m1125 1009c1673-1171-1125-1000-1125-10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svggradient16" draw:style="linear" draw:start-color="#e3e3e3" draw:end-color="#a5a5a8" draw:start-intensity="100%" draw:end-intensity="100%" draw:angle="0" draw:border="0%"/>
    <draw:gradient draw:name="svggradient17" draw:style="linear" draw:start-color="#e3e3e3" draw:end-color="#a5a5a8" draw:start-intensity="100%" draw:end-intensity="100%" draw:angle="0" draw:border="0%"/>
    <draw:gradient draw:name="svggradient18" draw:style="linear" draw:start-color="#ffffff" draw:end-color="#ffffff" draw:start-intensity="100%" draw:end-intensity="100%" draw:angle="0" draw:border="0%"/>
    <draw:opacity draw:name="svgopacity18" draw:style="linear" draw:start="0%" draw:end="100%" draw:angle="0" draw:border="0%"/>
    <draw:marker draw:name="Arrow" svg:viewBox="0 0 20 30" svg:d="m10 0-10 30h20z"/>
    <draw:marker draw:name="Extrémité_20_de_20_ligne_20_1" draw:display-name="Extrémité de ligne 1" svg:viewBox="0 0 1131 2256" svg:d="m1127 2120-449-2006-9-42-25-39-38-25-38-8-43 8-38 25-25 39-9 42-449 2006v13l-4 9 9 42 25 38 38 25 42 9h903l42-9 38-25 26-38 8-42v-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6T09:27:01</meta:creation-date>
    <dc:date>2011-04-06T10:43:16</dc:date>
    <meta:editing-duration>PT10M52S</meta:editing-duration>
    <meta:editing-cycles>4</meta:editing-cycles>
    <meta:generator>LibreOffice/3.3$Unix LibreOffice_project/330m19$Build-202</meta:generator>
    <meta:document-statistic meta:object-count="47"/>
  </office:meta>
</office:document-meta>
</file>